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9cm" fo:min-width="4.45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97cm" fo:min-width="1.745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53cm" svg:height="2.54cm" svg:x="12.176cm" svg:y="11.79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905cm" svg:x="7.985cm" svg:y="5.826cm">
          <text:p text:style-name="P1">First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1.905cm" svg:x="15.478cm" svg:y="5.445cm">
          <text:p text:style-name="P1">Last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1.905cm" svg:x="22.358cm" svg:y="13.45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1.905cm" svg:x="12.557cm" svg:y="19.923cm">
          <text:p text:style-name="P1">First p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1.905cm" svg:x="3.286cm" svg:y="13.319cm">
          <text:p text:style-name="P1">Last p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017cm" svg:y1="7.731cm" svg:x2="13.7cm" svg:y2="11.795cm">
          <text:p/>
        </draw:line>
        <draw:line draw:style-name="gr3" draw:text-style-name="P3" draw:layer="layout" svg:x1="17.383cm" svg:y1="7.35cm" svg:x2="15.986cm" svg:y2="11.795cm">
          <text:p/>
        </draw:line>
        <draw:line draw:style-name="gr3" draw:text-style-name="P3" draw:layer="layout" svg:x1="6.461cm" svg:y1="14.081cm" svg:x2="12.273cm" svg:y2="13.096cm">
          <text:p/>
        </draw:line>
        <draw:line draw:style-name="gr3" draw:text-style-name="P3" draw:layer="layout" svg:x1="15.351cm" svg:y1="14.335cm" svg:x2="13.827cm" svg:y2="19.923cm">
          <text:p/>
        </draw:line>
        <draw:line draw:style-name="gr3" draw:text-style-name="P3" draw:layer="layout" svg:x1="17.129cm" svg:y1="13.319cm" svg:x2="22.336cm" svg:y2="14.3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6T20:46:29.215982467</meta:creation-date>
    <dc:date>2019-06-12T14:36:45.684842166</dc:date>
    <meta:editing-duration>PT12M20S</meta:editing-duration>
    <meta:editing-cycles>2</meta:editing-cycles>
    <meta:generator>LibreOffice/6.0.7.3$Linux_X86_64 LibreOffice_project/00m0$Build-3</meta:generator>
    <meta:document-statistic meta:object-count="11"/>
  </office:meta>
</office:document-meta>
</file>